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5100004F1D00003B56852CFCA1.wmf" manifest:media-type=""/>
  <manifest:file-entry manifest:full-path="Pictures/200000010000022A0000013157A6BD97.svm" manifest:media-type=""/>
  <manifest:file-entry manifest:full-path="Pictures/200000010000014F00000124CDD19E6C.svm" manifest:media-type=""/>
  <manifest:file-entry manifest:full-path="Pictures/20000001000000F6000001426FFCD15A.svm" manifest:media-type=""/>
  <manifest:file-entry manifest:full-path="Pictures/20000001000001F3000001A797EF8A04.svm" manifest:media-type=""/>
  <manifest:file-entry manifest:full-path="Pictures/2000000200000069000000C3B1BA821F.eps" manifest:media-type=""/>
  <manifest:file-entry manifest:full-path="Pictures/200000010000017D000000D4CB37E4F5.svm" manifest:media-type=""/>
  <manifest:file-entry manifest:full-path="Pictures/2000000100000124000000D835B2CD1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d^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6cm" svg:height="3.301cm" svg:x="0.687cm" svg:y="0.737cm">
          <draw:image xlink:href="Pictures/2000000200000069000000C3B1BA821F.eps" xlink:type="simple" xlink:show="embed" xlink:actuate="onLoad">
            <text:p/>
          </draw:image>
        </draw:frame>
        <draw:line draw:style-name="gr2" draw:text-style-name="P1" draw:layer="layout" svg:x1="1.497cm" svg:y1="0.607cm" svg:x2="1.975cm" svg:y2="0.607cm">
          <text:p/>
        </draw:line>
        <draw:frame draw:style-name="gr3" draw:text-style-name="P2" draw:layer="layout" svg:width="0.748cm" svg:height="0.725cm" svg:x="0.716cm" svg:y="0.993cm">
          <draw:text-box>
            <text:p><text:span text:style-name="T1">+</text:span></text:p>
          </draw:text-box>
        </draw:frame>
        <draw:frame draw:style-name="gr4" draw:text-style-name="P2" draw:layer="layout" svg:width="0.297cm" svg:height="0.962cm" svg:x="0.942cm" svg:y="3.02cm">
          <draw:text-box>
            <text:p>-</text:p>
          </draw:text-box>
        </draw:frame>
        <draw:frame draw:style-name="gr5" draw:text-style-name="P2" draw:layer="layout" svg:width="1.992cm" svg:height="0.912cm" svg:x="2.553cm" svg:y="0.977cm">
          <draw:text-box>
            <text:p><text:span text:style-name="T2">کامل ڈایوڈ</text:span></text:p>
          </draw:text-box>
        </draw:frame>
        <draw:frame draw:style-name="gr6" draw:text-style-name="P1" draw:layer="layout" svg:width="0.401cm" svg:height="0.349cm" svg:x="0.89cm" svg:y="0.348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0.862cm" svg:y="2.267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664cm" svg:height="0.365cm" svg:x="2.657cm" svg:y="2.277cm">
          <draw:image xlink:href="Pictures/200000010000022A0000013157A6BD97.svm" xlink:type="simple" xlink:show="embed" xlink:actuate="onLoad">
            <text:p/>
          </draw:image>
        </draw:frame>
        <draw:frame draw:style-name="gr1" draw:text-style-name="P1" draw:layer="layout" svg:width="3.493cm" svg:height="3.369cm" svg:x="4.827cm" svg:y="0.593cm">
          <draw:image xlink:href="Pictures/2000005100004F1D00003B56852CFCA1.wmf" xlink:type="simple" xlink:show="embed" xlink:actuate="onLoad">
            <text:p/>
          </draw:image>
        </draw:frame>
        <draw:frame draw:style-name="gr6" draw:text-style-name="P1" draw:layer="layout" svg:width="0.401cm" svg:height="0.349cm" svg:x="5.06cm" svg:y="0.296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8.078cm" svg:y="3.403cm">
          <draw:image xlink:href="Pictures/200000010000017D000000D4CB37E4F5.svm" xlink:type="simple" xlink:show="embed" xlink:actuate="onLoad">
            <text:p/>
          </draw:image>
        </draw:frame>
        <draw:line draw:style-name="gr9" draw:text-style-name="P1" xml:id="id2" draw:id="id2" draw:layer="layout" svg:x1="6.873cm" svg:y1="3.548cm" svg:x2="7.512cm" svg:y2="1.303cm">
          <draw:glue-point draw:id="4" svg:x="2.785cm" svg:y="-2.81cm"/>
          <text:p/>
        </draw:line>
        <draw:custom-shape draw:style-name="gr10" draw:text-style-name="P1" draw:layer="layout" svg:width="0.085cm" svg:height="0.085cm" svg:x="6.958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0.294cm" svg:height="0.385cm" svg:x="6.6cm" svg:y="2.771cm">
          <draw:image xlink:href="Pictures/20000001000000F6000001426FFCD15A.svm" xlink:type="simple" xlink:show="embed" xlink:actuate="onLoad">
            <text:p/>
          </draw:image>
        </draw:frame>
        <draw:frame draw:style-name="gr12" draw:text-style-name="P1" draw:layer="layout" svg:width="0.598cm" svg:height="0.506cm" svg:x="7.664cm" svg:y="0.962cm">
          <draw:image xlink:href="Pictures/20000001000001F3000001A797EF8A04.svm" xlink:type="simple" xlink:show="embed" xlink:actuate="onLoad">
            <text:p/>
          </draw:image>
        </draw:frame>
        <draw:frame draw:style-name="gr5" draw:text-style-name="P2" xml:id="id1" draw:id="id1" draw:layer="layout" svg:width="1.992cm" svg:height="0.912cm" svg:x="5.315cm" svg:y="0.849cm">
          <draw:text-box>
            <text:p><text:span text:style-name="T2">خط مماس</text:span></text:p>
          </draw:text-box>
          <draw:glue-point draw:id="4" svg:x="-0.386cm" svg:y="1.82cm"/>
        </draw:frame>
        <draw:connector draw:style-name="gr2" draw:text-style-name="P1" draw:layer="layout" draw:type="curve" draw:line-skew="-2.498cm -1.039cm" svg:x1="6.235cm" svg:y1="1.47cm" svg:x2="7.369cm" svg:y2="1.795cm" draw:start-shape="id1" draw:start-glue-point="4" draw:end-shape="id2" draw:end-glue-point="4" svg:d="m6235 1470c0 121 370 101 505 152s37 173 629 173">
          <text:p/>
        </draw:connector>
        <draw:frame draw:style-name="gr8" draw:text-style-name="P1" draw:layer="layout" svg:width="0.664cm" svg:height="0.365cm" svg:x="6.516cm" svg:y="3.657cm">
          <draw:image xlink:href="Pictures/200000010000022A0000013157A6BD97.svm" xlink:type="simple" xlink:show="embed" xlink:actuate="onLoad">
            <text:p/>
          </draw:image>
        </draw:frame>
        <draw:frame draw:style-name="gr13" draw:text-style-name="P1" draw:layer="layout" svg:width="0.349cm" svg:height="0.258cm" svg:x="2.433cm" svg:y="3.339cm">
          <draw:image xlink:href="Pictures/2000000100000124000000D835B2CD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3:37:19</dc:date>
    <dc:creator>kkk </dc:creator>
    <meta:editing-duration>PT10M15S</meta:editing-duration>
    <meta:editing-cycles>3</meta:editing-cycles>
    <meta:generator>LibreOffice/3.3$Linux LibreOffice_project/330m19$Build-401</meta:generator>
    <meta:document-statistic meta:object-count="19"/>
  </office:meta>
</office:document-meta>
</file>